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249d" officeooo:paragraph-rsid="0004249d"/>
    </style:style>
    <style:style style:name="P2" style:family="paragraph" style:parent-style-name="Standard">
      <style:text-properties officeooo:rsid="00183795" officeooo:paragraph-rsid="00183795"/>
    </style:style>
    <style:style style:name="P3" style:family="paragraph" style:parent-style-name="Standard">
      <style:text-properties officeooo:rsid="00198da5" officeooo:paragraph-rsid="00198da5"/>
    </style:style>
    <style:style style:name="P4" style:family="paragraph" style:parent-style-name="Standard">
      <style:text-properties officeooo:rsid="005e2bab" officeooo:paragraph-rsid="005e2bab"/>
    </style:style>
    <style:style style:name="P5" style:family="paragraph" style:parent-style-name="Standard">
      <style:text-properties officeooo:rsid="006f5a53" officeooo:paragraph-rsid="006f5a53"/>
    </style:style>
    <style:style style:name="P6" style:family="paragraph" style:parent-style-name="Standard">
      <style:text-properties officeooo:rsid="008ca5c8" officeooo:paragraph-rsid="008d9e2b"/>
    </style:style>
    <style:style style:name="P7" style:family="paragraph" style:parent-style-name="Standard">
      <style:text-properties officeooo:rsid="008d9e2b" officeooo:paragraph-rsid="008d9e2b"/>
    </style:style>
    <style:style style:name="P8" style:family="paragraph" style:parent-style-name="Standard">
      <style:text-properties officeooo:rsid="00920519" officeooo:paragraph-rsid="00920519"/>
    </style:style>
    <style:style style:name="P9" style:family="paragraph" style:parent-style-name="Standard">
      <style:text-properties officeooo:rsid="00bbb6fd" officeooo:paragraph-rsid="00bbb6fd"/>
    </style:style>
    <style:style style:name="P10" style:family="paragraph" style:parent-style-name="Standard">
      <style:text-properties officeooo:rsid="00bd4fe0" officeooo:paragraph-rsid="00bd4fe0"/>
    </style:style>
    <style:style style:name="P11" style:family="paragraph" style:parent-style-name="Standard">
      <style:text-properties officeooo:rsid="00c79438" officeooo:paragraph-rsid="00c79438"/>
    </style:style>
    <style:style style:name="P12" style:family="paragraph" style:parent-style-name="Standard">
      <style:text-properties officeooo:rsid="00c9c68a" officeooo:paragraph-rsid="00c9c68a"/>
    </style:style>
    <style:style style:name="P13" style:family="paragraph" style:parent-style-name="Standard">
      <style:text-properties officeooo:rsid="00cb7411" officeooo:paragraph-rsid="00cb7411"/>
    </style:style>
    <style:style style:name="P14" style:family="paragraph" style:parent-style-name="Standard" style:list-style-name="L1">
      <style:text-properties officeooo:rsid="000560ed" officeooo:paragraph-rsid="000560ed"/>
    </style:style>
    <style:style style:name="P15" style:family="paragraph" style:parent-style-name="Standard" style:list-style-name="L1">
      <style:text-properties officeooo:rsid="00071a91" officeooo:paragraph-rsid="00071a91"/>
    </style:style>
    <style:style style:name="P16" style:family="paragraph" style:parent-style-name="Standard" style:list-style-name="L1">
      <style:text-properties officeooo:rsid="00079ec4" officeooo:paragraph-rsid="00079ec4"/>
    </style:style>
    <style:style style:name="P17" style:family="paragraph" style:parent-style-name="Standard" style:list-style-name="L1">
      <style:text-properties officeooo:rsid="0009780d" officeooo:paragraph-rsid="0009780d"/>
    </style:style>
    <style:style style:name="P18" style:family="paragraph" style:parent-style-name="Standard" style:list-style-name="L1">
      <style:text-properties officeooo:rsid="000ca2ce" officeooo:paragraph-rsid="000ca2ce"/>
    </style:style>
    <style:style style:name="P19" style:family="paragraph" style:parent-style-name="Standard" style:list-style-name="L1">
      <style:text-properties officeooo:rsid="000ed076" officeooo:paragraph-rsid="000ed076"/>
    </style:style>
    <style:style style:name="P20" style:family="paragraph" style:parent-style-name="Standard" style:list-style-name="L1">
      <style:text-properties officeooo:rsid="000ff5b3" officeooo:paragraph-rsid="000ff5b3"/>
    </style:style>
    <style:style style:name="P21" style:family="paragraph" style:parent-style-name="Standard" style:list-style-name="L1">
      <style:text-properties officeooo:rsid="00110f7e" officeooo:paragraph-rsid="00110f7e"/>
    </style:style>
    <style:style style:name="P22" style:family="paragraph" style:parent-style-name="Standard" style:list-style-name="L1">
      <style:text-properties officeooo:rsid="0011e9ab" officeooo:paragraph-rsid="0011e9ab"/>
    </style:style>
    <style:style style:name="P23" style:family="paragraph" style:parent-style-name="Standard" style:list-style-name="L1">
      <style:text-properties officeooo:rsid="0015e809" officeooo:paragraph-rsid="0015e809"/>
    </style:style>
    <style:style style:name="P24" style:family="paragraph" style:parent-style-name="Standard" style:list-style-name="L1">
      <style:text-properties officeooo:rsid="00183795" officeooo:paragraph-rsid="00183795"/>
    </style:style>
    <style:style style:name="P25" style:family="paragraph" style:parent-style-name="Standard" style:list-style-name="L1">
      <style:text-properties officeooo:rsid="00198da5" officeooo:paragraph-rsid="00198da5"/>
    </style:style>
    <style:style style:name="P26" style:family="paragraph" style:parent-style-name="Standard" style:list-style-name="L1">
      <style:text-properties officeooo:rsid="001b03fa" officeooo:paragraph-rsid="001b03fa"/>
    </style:style>
    <style:style style:name="P27" style:family="paragraph" style:parent-style-name="Standard" style:list-style-name="L1">
      <style:text-properties officeooo:rsid="001b03fa" officeooo:paragraph-rsid="001cf672"/>
    </style:style>
    <style:style style:name="P28" style:family="paragraph" style:parent-style-name="Standard" style:list-style-name="L1">
      <style:text-properties officeooo:rsid="001cf672" officeooo:paragraph-rsid="001cf672"/>
    </style:style>
    <style:style style:name="P29" style:family="paragraph" style:parent-style-name="Standard" style:list-style-name="L1">
      <style:text-properties officeooo:rsid="001e7d9d" officeooo:paragraph-rsid="001e7d9d"/>
    </style:style>
    <style:style style:name="P30" style:family="paragraph" style:parent-style-name="Standard" style:list-style-name="L1">
      <style:text-properties officeooo:rsid="001f0ef0" officeooo:paragraph-rsid="001f0ef0"/>
    </style:style>
    <style:style style:name="P31" style:family="paragraph" style:parent-style-name="Standard" style:list-style-name="L1">
      <style:text-properties officeooo:rsid="002103b2" officeooo:paragraph-rsid="002103b2"/>
    </style:style>
    <style:style style:name="P32" style:family="paragraph" style:parent-style-name="Standard" style:list-style-name="L1">
      <style:text-properties officeooo:rsid="0022702f" officeooo:paragraph-rsid="0022702f"/>
    </style:style>
    <style:style style:name="P33" style:family="paragraph" style:parent-style-name="Standard" style:list-style-name="L1">
      <style:text-properties officeooo:rsid="0022fef8" officeooo:paragraph-rsid="0022fef8"/>
    </style:style>
    <style:style style:name="P34" style:family="paragraph" style:parent-style-name="Standard" style:list-style-name="L1">
      <style:text-properties officeooo:rsid="0023c37c" officeooo:paragraph-rsid="0023c37c"/>
    </style:style>
    <style:style style:name="P35" style:family="paragraph" style:parent-style-name="Standard" style:list-style-name="L1">
      <style:text-properties officeooo:rsid="0023cd31" officeooo:paragraph-rsid="0023cd31"/>
    </style:style>
    <style:style style:name="P36" style:family="paragraph" style:parent-style-name="Standard" style:list-style-name="L1">
      <style:text-properties officeooo:rsid="00272c78" officeooo:paragraph-rsid="00272c78"/>
    </style:style>
    <style:style style:name="P37" style:family="paragraph" style:parent-style-name="Standard" style:list-style-name="L1">
      <style:text-properties officeooo:rsid="00275c8b" officeooo:paragraph-rsid="00275c8b"/>
    </style:style>
    <style:style style:name="P38" style:family="paragraph" style:parent-style-name="Standard" style:list-style-name="L1">
      <style:text-properties officeooo:rsid="002831e9" officeooo:paragraph-rsid="002831e9"/>
    </style:style>
    <style:style style:name="P39" style:family="paragraph" style:parent-style-name="Standard" style:list-style-name="L1">
      <style:text-properties officeooo:rsid="002be262" officeooo:paragraph-rsid="002be262"/>
    </style:style>
    <style:style style:name="P40" style:family="paragraph" style:parent-style-name="Standard" style:list-style-name="L1">
      <style:text-properties officeooo:rsid="002d69e3" officeooo:paragraph-rsid="002d69e3"/>
    </style:style>
    <style:style style:name="P41" style:family="paragraph" style:parent-style-name="Standard" style:list-style-name="L1">
      <style:text-properties officeooo:rsid="002ec883" officeooo:paragraph-rsid="002ec883"/>
    </style:style>
    <style:style style:name="P42" style:family="paragraph" style:parent-style-name="Standard" style:list-style-name="L1">
      <style:text-properties officeooo:rsid="002f82d8" officeooo:paragraph-rsid="002f82d8"/>
    </style:style>
    <style:style style:name="P43" style:family="paragraph" style:parent-style-name="Standard" style:list-style-name="L1">
      <style:text-properties officeooo:rsid="0032d86f" officeooo:paragraph-rsid="0032d86f"/>
    </style:style>
    <style:style style:name="P44" style:family="paragraph" style:parent-style-name="Standard" style:list-style-name="L1">
      <style:text-properties officeooo:rsid="00333996" officeooo:paragraph-rsid="00333996"/>
    </style:style>
    <style:style style:name="P45" style:family="paragraph" style:parent-style-name="Standard" style:list-style-name="L1">
      <style:text-properties officeooo:rsid="00350076" officeooo:paragraph-rsid="00350076"/>
    </style:style>
    <style:style style:name="P46" style:family="paragraph" style:parent-style-name="Standard" style:list-style-name="L1">
      <style:text-properties officeooo:rsid="003526e4" officeooo:paragraph-rsid="003526e4"/>
    </style:style>
    <style:style style:name="P47" style:family="paragraph" style:parent-style-name="Standard" style:list-style-name="L1">
      <style:text-properties officeooo:rsid="00359ed6" officeooo:paragraph-rsid="00359ed6"/>
    </style:style>
    <style:style style:name="P48" style:family="paragraph" style:parent-style-name="Standard" style:list-style-name="L1">
      <style:text-properties officeooo:rsid="00380999" officeooo:paragraph-rsid="00380999"/>
    </style:style>
    <style:style style:name="P49" style:family="paragraph" style:parent-style-name="Standard" style:list-style-name="L1">
      <style:text-properties officeooo:rsid="0039b1b1" officeooo:paragraph-rsid="0039b1b1"/>
    </style:style>
    <style:style style:name="P50" style:family="paragraph" style:parent-style-name="Standard" style:list-style-name="L1">
      <style:text-properties officeooo:rsid="003b2d17" officeooo:paragraph-rsid="003b2d17"/>
    </style:style>
    <style:style style:name="P51" style:family="paragraph" style:parent-style-name="Standard" style:list-style-name="L1">
      <style:text-properties officeooo:rsid="003b5160" officeooo:paragraph-rsid="003b5160"/>
    </style:style>
    <style:style style:name="P52" style:family="paragraph" style:parent-style-name="Standard" style:list-style-name="L1">
      <style:text-properties officeooo:rsid="003c8b0f" officeooo:paragraph-rsid="003c8b0f"/>
    </style:style>
    <style:style style:name="P53" style:family="paragraph" style:parent-style-name="Standard" style:list-style-name="L1">
      <style:text-properties officeooo:rsid="003db258" officeooo:paragraph-rsid="003db258"/>
    </style:style>
    <style:style style:name="P54" style:family="paragraph" style:parent-style-name="Standard" style:list-style-name="L1">
      <style:text-properties officeooo:rsid="0042eaad" officeooo:paragraph-rsid="0042eaad"/>
    </style:style>
    <style:style style:name="P55" style:family="paragraph" style:parent-style-name="Standard" style:list-style-name="L1">
      <style:text-properties officeooo:rsid="0043f69e" officeooo:paragraph-rsid="0043f69e"/>
    </style:style>
    <style:style style:name="P56" style:family="paragraph" style:parent-style-name="Standard" style:list-style-name="L1">
      <style:text-properties officeooo:rsid="004588aa" officeooo:paragraph-rsid="004588aa"/>
    </style:style>
    <style:style style:name="P57" style:family="paragraph" style:parent-style-name="Standard" style:list-style-name="L1">
      <style:text-properties officeooo:rsid="00478698" officeooo:paragraph-rsid="00478698"/>
    </style:style>
    <style:style style:name="P58" style:family="paragraph" style:parent-style-name="Standard" style:list-style-name="L1">
      <style:text-properties officeooo:rsid="004894fd" officeooo:paragraph-rsid="004894fd"/>
    </style:style>
    <style:style style:name="P59" style:family="paragraph" style:parent-style-name="Standard" style:list-style-name="L1">
      <style:text-properties officeooo:rsid="004c99d8" officeooo:paragraph-rsid="004c99d8"/>
    </style:style>
    <style:style style:name="P60" style:family="paragraph" style:parent-style-name="Standard" style:list-style-name="L1">
      <style:text-properties officeooo:rsid="004e6760" officeooo:paragraph-rsid="004e6760"/>
    </style:style>
    <style:style style:name="P61" style:family="paragraph" style:parent-style-name="Standard" style:list-style-name="L1">
      <style:text-properties officeooo:rsid="004f4e15" officeooo:paragraph-rsid="004f4e15"/>
    </style:style>
    <style:style style:name="P62" style:family="paragraph" style:parent-style-name="Standard" style:list-style-name="L1">
      <style:text-properties officeooo:rsid="004fb91b" officeooo:paragraph-rsid="004fb91b"/>
    </style:style>
    <style:style style:name="P63" style:family="paragraph" style:parent-style-name="Standard" style:list-style-name="L1">
      <style:text-properties officeooo:rsid="00509b18" officeooo:paragraph-rsid="00509b18"/>
    </style:style>
    <style:style style:name="P64" style:family="paragraph" style:parent-style-name="Standard" style:list-style-name="L1">
      <style:text-properties officeooo:rsid="00513eea" officeooo:paragraph-rsid="00513eea"/>
    </style:style>
    <style:style style:name="P65" style:family="paragraph" style:parent-style-name="Standard" style:list-style-name="L1">
      <style:text-properties officeooo:rsid="005342d0" officeooo:paragraph-rsid="005342d0"/>
    </style:style>
    <style:style style:name="P66" style:family="paragraph" style:parent-style-name="Standard" style:list-style-name="L1">
      <style:text-properties officeooo:rsid="0055dcce" officeooo:paragraph-rsid="0055dcce"/>
    </style:style>
    <style:style style:name="P67" style:family="paragraph" style:parent-style-name="Standard" style:list-style-name="L1">
      <style:text-properties officeooo:rsid="00573663" officeooo:paragraph-rsid="00573663"/>
    </style:style>
    <style:style style:name="P68" style:family="paragraph" style:parent-style-name="Standard" style:list-style-name="L1">
      <style:text-properties officeooo:rsid="005dffef" officeooo:paragraph-rsid="005dffef"/>
    </style:style>
    <style:style style:name="P69" style:family="paragraph" style:parent-style-name="Standard" style:list-style-name="L1">
      <style:text-properties officeooo:rsid="005fb7c6" officeooo:paragraph-rsid="005fb7c6"/>
    </style:style>
    <style:style style:name="P70" style:family="paragraph" style:parent-style-name="Standard" style:list-style-name="L1">
      <style:text-properties officeooo:rsid="005fcad1" officeooo:paragraph-rsid="005fcad1"/>
    </style:style>
    <style:style style:name="P71" style:family="paragraph" style:parent-style-name="Standard" style:list-style-name="L1">
      <style:text-properties officeooo:rsid="005e2bab" officeooo:paragraph-rsid="005e2bab"/>
    </style:style>
    <style:style style:name="P72" style:family="paragraph" style:parent-style-name="Standard" style:list-style-name="L1">
      <style:text-properties officeooo:rsid="006120be" officeooo:paragraph-rsid="006120be"/>
    </style:style>
    <style:style style:name="P73" style:family="paragraph" style:parent-style-name="Standard" style:list-style-name="L1">
      <style:text-properties officeooo:rsid="0061bef9" officeooo:paragraph-rsid="0061bef9"/>
    </style:style>
    <style:style style:name="P74" style:family="paragraph" style:parent-style-name="Standard" style:list-style-name="L1">
      <style:text-properties officeooo:rsid="0062ccd8" officeooo:paragraph-rsid="0062ccd8"/>
    </style:style>
    <style:style style:name="P75" style:family="paragraph" style:parent-style-name="Standard" style:list-style-name="L1">
      <style:text-properties officeooo:rsid="006403a7" officeooo:paragraph-rsid="006403a7"/>
    </style:style>
    <style:style style:name="P76" style:family="paragraph" style:parent-style-name="Standard" style:list-style-name="L1">
      <style:text-properties officeooo:rsid="0064557f" officeooo:paragraph-rsid="0064557f"/>
    </style:style>
    <style:style style:name="P77" style:family="paragraph" style:parent-style-name="Standard" style:list-style-name="L1">
      <style:text-properties officeooo:rsid="006670aa" officeooo:paragraph-rsid="006670aa"/>
    </style:style>
    <style:style style:name="P78" style:family="paragraph" style:parent-style-name="Standard" style:list-style-name="L1">
      <style:text-properties officeooo:rsid="0068c48f" officeooo:paragraph-rsid="0068c48f"/>
    </style:style>
    <style:style style:name="P79" style:family="paragraph" style:parent-style-name="Standard" style:list-style-name="L1">
      <style:text-properties officeooo:rsid="006f5a53" officeooo:paragraph-rsid="006f5a53"/>
    </style:style>
    <style:style style:name="P80" style:family="paragraph" style:parent-style-name="Standard" style:list-style-name="L1">
      <style:text-properties officeooo:rsid="0075f76d" officeooo:paragraph-rsid="0075f76d"/>
    </style:style>
    <style:style style:name="P81" style:family="paragraph" style:parent-style-name="Standard" style:list-style-name="L1">
      <style:text-properties officeooo:rsid="00797073" officeooo:paragraph-rsid="00797073"/>
    </style:style>
    <style:style style:name="P82" style:family="paragraph" style:parent-style-name="Standard" style:list-style-name="L1">
      <style:text-properties officeooo:rsid="007db156" officeooo:paragraph-rsid="007db156"/>
    </style:style>
    <style:style style:name="P83" style:family="paragraph" style:parent-style-name="Standard" style:list-style-name="L1">
      <style:text-properties officeooo:rsid="008063d7" officeooo:paragraph-rsid="008063d7"/>
    </style:style>
    <style:style style:name="P84" style:family="paragraph" style:parent-style-name="Standard" style:list-style-name="L1">
      <style:text-properties officeooo:rsid="00823bb5" officeooo:paragraph-rsid="00823bb5"/>
    </style:style>
    <style:style style:name="P85" style:family="paragraph" style:parent-style-name="Standard" style:list-style-name="L1">
      <style:text-properties officeooo:rsid="0083698d" officeooo:paragraph-rsid="0083698d"/>
    </style:style>
    <style:style style:name="P86" style:family="paragraph" style:parent-style-name="Standard" style:list-style-name="L1">
      <style:text-properties officeooo:rsid="0084e631" officeooo:paragraph-rsid="0084e631"/>
    </style:style>
    <style:style style:name="P87" style:family="paragraph" style:parent-style-name="Standard" style:list-style-name="L1">
      <style:text-properties officeooo:rsid="0089ef7f" officeooo:paragraph-rsid="0089ef7f"/>
    </style:style>
    <style:style style:name="P88" style:family="paragraph" style:parent-style-name="Standard" style:list-style-name="L1">
      <style:text-properties officeooo:rsid="008ca5c8" officeooo:paragraph-rsid="008d9e2b"/>
    </style:style>
    <style:style style:name="P89" style:family="paragraph" style:parent-style-name="Standard" style:list-style-name="L2">
      <style:text-properties officeooo:rsid="008eef3e" officeooo:paragraph-rsid="008eef3e"/>
    </style:style>
    <style:style style:name="P90" style:family="paragraph" style:parent-style-name="Standard" style:list-style-name="L3">
      <style:text-properties officeooo:rsid="00998bfb" officeooo:paragraph-rsid="00998bfb"/>
    </style:style>
    <style:style style:name="P91" style:family="paragraph" style:parent-style-name="Standard" style:list-style-name="L3">
      <style:text-properties officeooo:rsid="009bf682" officeooo:paragraph-rsid="009bf682"/>
    </style:style>
    <style:style style:name="P92" style:family="paragraph" style:parent-style-name="Standard" style:list-style-name="L3">
      <style:text-properties officeooo:rsid="009cfadc" officeooo:paragraph-rsid="009cfadc"/>
    </style:style>
    <style:style style:name="P93" style:family="paragraph" style:parent-style-name="Standard" style:list-style-name="L3">
      <style:text-properties officeooo:rsid="009ee7a6" officeooo:paragraph-rsid="009ee7a6"/>
    </style:style>
    <style:style style:name="P94" style:family="paragraph" style:parent-style-name="Standard" style:list-style-name="L3">
      <style:text-properties officeooo:rsid="00a1dddd" officeooo:paragraph-rsid="00a1dddd"/>
    </style:style>
    <style:style style:name="P95" style:family="paragraph" style:parent-style-name="Standard" style:list-style-name="L3">
      <style:text-properties officeooo:rsid="00a2bcc7" officeooo:paragraph-rsid="00a2bcc7"/>
    </style:style>
    <style:style style:name="P96" style:family="paragraph" style:parent-style-name="Standard" style:list-style-name="L3">
      <style:text-properties officeooo:rsid="00a4072e" officeooo:paragraph-rsid="00a4072e"/>
    </style:style>
    <style:style style:name="P97" style:family="paragraph" style:parent-style-name="Standard" style:list-style-name="L3">
      <style:text-properties officeooo:rsid="00a57576" officeooo:paragraph-rsid="00a57576"/>
    </style:style>
    <style:style style:name="P98" style:family="paragraph" style:parent-style-name="Standard" style:list-style-name="L3">
      <style:text-properties officeooo:rsid="00a73f72" officeooo:paragraph-rsid="00a73f72"/>
    </style:style>
    <style:style style:name="P99" style:family="paragraph" style:parent-style-name="Standard" style:list-style-name="L3">
      <style:text-properties officeooo:rsid="00a84449" officeooo:paragraph-rsid="00a84449"/>
    </style:style>
    <style:style style:name="P100" style:family="paragraph" style:parent-style-name="Standard" style:list-style-name="L3">
      <style:text-properties officeooo:rsid="00a98408" officeooo:paragraph-rsid="00a98408"/>
    </style:style>
    <style:style style:name="P101" style:family="paragraph" style:parent-style-name="Standard" style:list-style-name="L3">
      <style:text-properties officeooo:rsid="00ab03fa" officeooo:paragraph-rsid="00ab03fa"/>
    </style:style>
    <style:style style:name="P102" style:family="paragraph" style:parent-style-name="Standard" style:list-style-name="L3">
      <style:text-properties officeooo:rsid="00accb6b" officeooo:paragraph-rsid="00accb6b"/>
    </style:style>
    <style:style style:name="P103" style:family="paragraph" style:parent-style-name="Standard" style:list-style-name="L3">
      <style:text-properties officeooo:rsid="00ae3013" officeooo:paragraph-rsid="00ae3013"/>
    </style:style>
    <style:style style:name="P104" style:family="paragraph" style:parent-style-name="Standard" style:list-style-name="L3">
      <style:text-properties officeooo:rsid="00aedd3d" officeooo:paragraph-rsid="00aedd3d"/>
    </style:style>
    <style:style style:name="P105" style:family="paragraph" style:parent-style-name="Standard" style:list-style-name="L3">
      <style:text-properties officeooo:rsid="00b0b9f8" officeooo:paragraph-rsid="00b0b9f8"/>
    </style:style>
    <style:style style:name="P106" style:family="paragraph" style:parent-style-name="Standard" style:list-style-name="L3">
      <style:text-properties officeooo:rsid="00b1cf80" officeooo:paragraph-rsid="00b1cf80"/>
    </style:style>
    <style:style style:name="P107" style:family="paragraph" style:parent-style-name="Standard" style:list-style-name="L3">
      <style:text-properties officeooo:rsid="00b232b6" officeooo:paragraph-rsid="00b232b6"/>
    </style:style>
    <style:style style:name="P108" style:family="paragraph" style:parent-style-name="Standard" style:list-style-name="L3">
      <style:text-properties officeooo:rsid="00b57133" officeooo:paragraph-rsid="00b57133"/>
    </style:style>
    <style:style style:name="P109" style:family="paragraph" style:parent-style-name="Standard" style:list-style-name="L3">
      <style:text-properties officeooo:rsid="00b5bbee" officeooo:paragraph-rsid="00b5bbee"/>
    </style:style>
    <style:style style:name="P110" style:family="paragraph" style:parent-style-name="Standard" style:list-style-name="L3">
      <style:text-properties officeooo:rsid="00b6ea0a" officeooo:paragraph-rsid="00b6ea0a"/>
    </style:style>
    <style:style style:name="P111" style:family="paragraph" style:parent-style-name="Standard" style:list-style-name="L3">
      <style:text-properties officeooo:rsid="00b7aff9" officeooo:paragraph-rsid="00b7aff9"/>
    </style:style>
    <style:style style:name="P112" style:family="paragraph" style:parent-style-name="Standard" style:list-style-name="L3">
      <style:text-properties officeooo:rsid="00b90e7b" officeooo:paragraph-rsid="00b90e7b"/>
    </style:style>
    <style:style style:name="P113" style:family="paragraph" style:parent-style-name="Standard" style:list-style-name="L3">
      <style:text-properties officeooo:rsid="00ba1907" officeooo:paragraph-rsid="00ba1907"/>
    </style:style>
    <style:style style:name="P114" style:family="paragraph" style:parent-style-name="Standard" style:list-style-name="L3">
      <style:text-properties officeooo:rsid="00bbb6fd" officeooo:paragraph-rsid="00bbb6fd"/>
    </style:style>
    <style:style style:name="P115" style:family="paragraph" style:parent-style-name="Standard" style:list-style-name="L4">
      <style:text-properties officeooo:rsid="00bd4fe0" officeooo:paragraph-rsid="00bd4fe0"/>
    </style:style>
    <style:style style:name="P116" style:family="paragraph" style:parent-style-name="Standard" style:list-style-name="L4">
      <style:text-properties officeooo:rsid="00bd5ea7" officeooo:paragraph-rsid="00bd5ea7"/>
    </style:style>
    <style:style style:name="P117" style:family="paragraph" style:parent-style-name="Standard" style:list-style-name="L4">
      <style:text-properties officeooo:rsid="00bf57ba" officeooo:paragraph-rsid="00bf57ba"/>
    </style:style>
    <style:style style:name="P118" style:family="paragraph" style:parent-style-name="Standard" style:list-style-name="L4">
      <style:text-properties officeooo:rsid="00c0960d" officeooo:paragraph-rsid="00c0960d"/>
    </style:style>
    <style:style style:name="P119" style:family="paragraph" style:parent-style-name="Standard" style:list-style-name="L4">
      <style:text-properties officeooo:rsid="00c3b8a3" officeooo:paragraph-rsid="00c3b8a3"/>
    </style:style>
    <style:style style:name="P120" style:family="paragraph" style:parent-style-name="Standard" style:list-style-name="L4">
      <style:text-properties officeooo:rsid="00c79438" officeooo:paragraph-rsid="00c79438"/>
    </style:style>
    <style:style style:name="P121" style:family="paragraph" style:parent-style-name="Standard" style:list-style-name="L5">
      <style:text-properties officeooo:rsid="00cd30b6" officeooo:paragraph-rsid="00cd30b6"/>
    </style:style>
    <style:style style:name="P122" style:family="paragraph" style:parent-style-name="Standard" style:list-style-name="L5">
      <style:text-properties officeooo:rsid="00ce32b1" officeooo:paragraph-rsid="00ce32b1"/>
    </style:style>
    <style:style style:name="P123" style:family="paragraph" style:parent-style-name="Standard" style:list-style-name="L5">
      <style:text-properties officeooo:rsid="00cfb114" officeooo:paragraph-rsid="00cfb114"/>
    </style:style>
    <style:style style:name="P124" style:family="paragraph" style:parent-style-name="Standard" style:list-style-name="L5">
      <style:text-properties officeooo:rsid="00d1aa29" officeooo:paragraph-rsid="00d1aa29"/>
    </style:style>
    <style:style style:name="T1" style:family="text">
      <style:text-properties officeooo:rsid="000cc356"/>
    </style:style>
    <style:style style:name="T2" style:family="text">
      <style:text-properties officeooo:rsid="00134441"/>
    </style:style>
    <style:style style:name="T3" style:family="text">
      <style:text-properties officeooo:rsid="0018483a"/>
    </style:style>
    <style:style style:name="T4" style:family="text">
      <style:text-properties officeooo:rsid="0024593c"/>
    </style:style>
    <style:style style:name="T5" style:family="text">
      <style:text-properties officeooo:rsid="002c0bd5"/>
    </style:style>
    <style:style style:name="T6" style:family="text">
      <style:text-properties officeooo:rsid="003e8acd"/>
    </style:style>
    <style:style style:name="T7" style:family="text">
      <style:text-properties officeooo:rsid="00461896"/>
    </style:style>
    <style:style style:name="T8" style:family="text">
      <style:text-properties officeooo:rsid="0053f947"/>
    </style:style>
    <style:style style:name="T9" style:family="text">
      <style:text-properties officeooo:rsid="00588ef6"/>
    </style:style>
    <style:style style:name="T10" style:family="text">
      <style:text-properties officeooo:rsid="0070edbd"/>
    </style:style>
    <style:style style:name="T11" style:family="text">
      <style:text-properties officeooo:rsid="007e6e2d"/>
    </style:style>
    <style:style style:name="T12" style:family="text">
      <style:text-properties officeooo:rsid="0084e631"/>
    </style:style>
    <style:style style:name="T13" style:family="text">
      <style:text-properties officeooo:rsid="0086c054"/>
    </style:style>
    <style:style style:name="T14" style:family="text">
      <style:text-properties officeooo:rsid="00946965"/>
    </style:style>
    <style:style style:name="T15" style:family="text">
      <style:text-properties officeooo:rsid="009f41ad"/>
    </style:style>
    <style:style style:name="T16" style:family="text">
      <style:text-properties officeooo:rsid="00accb6b"/>
    </style:style>
    <style:style style:name="T17" style:family="text">
      <style:text-properties officeooo:rsid="00ae63c2"/>
    </style:style>
    <style:style style:name="T18" style:family="text">
      <style:text-properties officeooo:rsid="00b2b4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4</text:p>
      <text:p text:style-name="P1"/>
      <text:p text:style-name="P1"/>
      <text:list xml:id="list353839582519636444" text:style-name="L1">
        <text:list-item>
          <text:p text:style-name="P14">How to store passwords, and how to not do it</text:p>
        </text:list-item>
        <text:list-item>
          <text:p text:style-name="P15">Midtermen 9.april </text:p>
          <text:list>
            <text:list-item>
              <text:p text:style-name="P16">Mange flervalgsoppgever </text:p>
            </text:list-item>
            <text:list-item>
              <text:p text:style-name="P17">20% av eksamen</text:p>
            </text:list-item>
          </text:list>
        </text:list-item>
        <text:list-item>
          <text:p text:style-name="P18">e-votingen <text:span text:style-name="T1">hadde bugs i seg</text:span></text:p>
          <text:list>
            <text:list-item>
              <text:p text:style-name="P19">Må gi bevis for alt de gjør, slik at man bare se på bevisene for å se hva som har skjedd </text:p>
            </text:list-item>
          </text:list>
        </text:list-item>
        <text:list-item>
          <text:p text:style-name="P19">Disquite logorithm </text:p>
        </text:list-item>
        <text:list-item>
          <text:p text:style-name="P20">Diffie Hellman key exchange </text:p>
          <text:list>
            <text:list-item>
              <text:p text:style-name="P21">Fordi man fungerer på en gruppe </text:p>
              <text:list>
                <text:list-item>
                  <text:p text:style-name="P21">Diskret logoritmen er vanskelig for øyeblikket, slik at </text:p>
                </text:list-item>
                <text:list-item>
                  <text:p text:style-name="P22">Man må ha matematiske beviser på at man <text:span text:style-name="T2">fremdeles har den samme tingen før og etter en ting man har gjort</text:span></text:p>
                </text:list-item>
              </text:list>
            </text:list-item>
          </text:list>
        </text:list-item>
        <text:list-item>
          <text:p text:style-name="P23">Måten de lagde tallene for dette lot noen bryte seg inn i systemet</text:p>
        </text:list-item>
        <text:list-item>
          <text:p text:style-name="P24">Det var ting som lot de andre hva eksponentene var fører til at <text:span text:style-name="T3">man kunne hente ut infoen</text:span></text:p>
          <text:list>
            <text:list-item>
              <text:p text:style-name="P24">Viktig informasjon fikk lekke ut. </text:p>
            </text:list-item>
          </text:list>
        </text:list-item>
      </text:list>
      <text:p text:style-name="P2"/>
      <text:list xml:id="list92158543501125" text:continue-numbering="true" text:style-name="L1">
        <text:list-item>
          <text:p text:style-name="P25">Certificate pinning </text:p>
          <text:list>
            <text:list-item>
              <text:p text:style-name="P25">Klienten cet at server-certet må undertegnes ac det pin-ede sertifikatet fra en god CA </text:p>
            </text:list-item>
          </text:list>
        </text:list-item>
      </text:list>
      <text:p text:style-name="P3"/>
      <text:list xml:id="list92157577663237" text:continue-numbering="true" text:style-name="L1">
        <text:list-item>
          <text:p text:style-name="P25">DANE </text:p>
          <text:list>
            <text:list-item>
              <text:p text:style-name="P26">Man stoer på DNS i stedet for Cas</text:p>
            </text:list-item>
            <text:list-item>
              <text:p text:style-name="P27">DNS Sec må være aktivert for at dette skal fungerer</text:p>
            </text:list-item>
            <text:list-item>
              <text:p text:style-name="P28">DNSSec</text:p>
              <text:list>
                <text:list-item>
                  <text:p text:style-name="P29">DMSserveren undertegner alle svar den git </text:p>
                  <text:list>
                    <text:list-item>
                      <text:p text:style-name="P30">Nøkkelen er signert ac serveren over dem i hirearkiet </text:p>
                    </text:list-item>
                    <text:list-item>
                      <text:p text:style-name="P31">Den offentlige nøkkelen til roten er kjent for all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Selv om ISP-en bruker DNSSec, så er det ikke sikkert at PC-en bruker det </text:p>
        </text:list-item>
        <text:list-item>
          <text:p text:style-name="P33">Det viktigeste med mail er at den kommer fram, så de trenger en SMT-protokoll, på port 25, som er en clear-mail protokoll. </text:p>
          <text:list>
            <text:list-item>
              <text:p text:style-name="P34">Før dette skjer er alt i klartekst.</text:p>
              <text:list>
                <text:list-item>
                  <text:p text:style-name="P35">=&gt; Man kan ikke være sikker på at disse meldinegen er i klartekst eller ikke </text:p>
                </text:list-item>
                <text:list-item>
                  <text:p text:style-name="P35">Web-serveren trenger en måte å kunne si at de er i stand til å den kan gjøre TLS, i stedet for at <text:span text:style-name="T4">noen later som om de er deg før den krypterte sendingen har blitt snedt </text:span></text:p>
                </text:list-item>
              </text:list>
            </text:list-item>
          </text:list>
        </text:list-item>
        <text:list-item>
          <text:p text:style-name="P36">CAA </text:p>
          <text:list>
            <text:list-item>
              <text:p text:style-name="P37">Certification Authority Authoritation </text:p>
              <text:list>
                <text:list-item>
                  <text:p text:style-name="P38">Bruker DNS til å erklære hvilke Cas som får gi sertifikater for et domene</text:p>
                </text:list-item>
              </text:list>
            </text:list-item>
          </text:list>
        </text:list-item>
        <text:list-item>
          <text:p text:style-name="P39">Når noen vil kjøpe et sertifikat og en sertification authority <text:span text:style-name="T5">vil CA—en se med DNS-en om de faktisk kjøper sertifikater fra de som de faktisk skal kjøpe fra </text:span></text:p>
        </text:list-item>
        <text:list-item>
          <text:p text:style-name="P40">Certificate Transparenct CT</text:p>
          <text:list>
            <text:list-item>
              <text:p text:style-name="P41">Man har en liste med alle sertifikater som har blitt solgt til alle på nettet</text:p>
              <text:list>
                <text:list-item>
                  <text:p text:style-name="P41">En stor liste som beholdes av mange </text:p>
                </text:list-item>
                <text:list-item>
                  <text:p text:style-name="P42">Certification-authoritiesene vil </text:p>
                </text:list-item>
              </text:list>
            </text:list-item>
          </text:list>
        </text:list-item>
        <text:list-item>
          <text:p text:style-name="P43">Det er komplisert for en nettleser å skjekke loggene hver gang de skal logge seg på </text:p>
          <text:list>
            <text:list-item>
              <text:p text:style-name="P43">Nettsiden kan sende et SCT (Signed Certidicate Timestamp)</text:p>
            </text:list-item>
          </text:list>
        </text:list-item>
        <text:list-item>
          <text:p text:style-name="P44">Det finnes en nettside som lar deg finne alle sertifikatene som har brukt for en nettside </text:p>
          <text:list>
            <text:list-item>
              <text:p text:style-name="P45">Men det betyr også at noen av disse kan være litt dårligere beskyttet </text:p>
            </text:list-item>
          </text:list>
        </text:list-item>
        <text:list-item>
          <text:p text:style-name="P46"><text:soft-page-break/>TLS: </text:p>
          <text:list>
            <text:list-item>
              <text:p text:style-name="P46">Autentiserer serveren og beskytter konfidensialitet </text:p>
            </text:list-item>
            <text:list-item>
              <text:p text:style-name="P47">HSTS</text:p>
              <text:list>
                <text:list-item>
                  <text:p text:style-name="P47">Beskytter mot man in the middle som får det til å se ut som om du bruker HTTPS når du egentlig ikke gjør det</text:p>
                </text:list-item>
              </text:list>
            </text:list-item>
          </text:list>
        </text:list-item>
        <text:list-item>
          <text:p text:style-name="P48">Databaser </text:p>
          <text:list>
            <text:list-item>
              <text:p text:style-name="P48">Brukes over alt </text:p>
            </text:list-item>
            <text:list-item>
              <text:p text:style-name="P48">Fører til nye typer analyse </text:p>
            </text:list-item>
          </text:list>
        </text:list-item>
        <text:list-item>
          <text:p text:style-name="P49">Kritisk å tenke over sikkerheten på dataene de inneholder </text:p>
        </text:list-item>
        <text:list-item>
          <text:p text:style-name="P50">Multi-tier architecture</text:p>
          <text:list>
            <text:list-item>
              <text:p text:style-name="P51">Presentation tier </text:p>
              <text:list>
                <text:list-item>
                  <text:p text:style-name="P52">User-interface, web pages, static content </text:p>
                </text:list-item>
              </text:list>
            </text:list-item>
            <text:list-item>
              <text:p text:style-name="P53">Application (logic) tier </text:p>
            </text:list-item>
            <text:list-item>
              <text:p text:style-name="P53">...</text:p>
            </text:list-item>
          </text:list>
        </text:list-item>
        <text:list-item>
          <text:p text:style-name="P53">Database Threats </text:p>
          <text:list>
            <text:list-item>
              <text:p text:style-name="P53">Excessive privileges (Brukeren får mer aksess enn de trenger)</text:p>
            </text:list-item>
            <text:list-item>
              <text:p text:style-name="P53">Svake passord </text:p>
            </text:list-item>
            <text:list-item>
              <text:p text:style-name="P53">SQL injection </text:p>
            </text:list-item>
            <text:list-item>
              <text:p text:style-name="P53">Poor auditing records </text:p>
              <text:list>
                <text:list-item>
                  <text:p text:style-name="P53">Om et eller annet har gått galt </text:p>
                </text:list-item>
                <text:list-item>
                  <text:p text:style-name="P53">Så man kan <text:span text:style-name="T6">finne ut av hva som pengene om budsjettet stemte eller ikke </text:span></text:p>
                </text:list-item>
              </text:list>
            </text:list-item>
            <text:list-item>
              <text:p text:style-name="P53">Storage media exposure </text:p>
            </text:list-item>
            <text:list-item>
              <text:p text:style-name="P53">Denial of service </text:p>
              <text:list>
                <text:list-item>
                  <text:p text:style-name="P54">Om man gjør injections på rett måte kan ting gå galt </text:p>
                </text:list-item>
              </text:list>
            </text:list-item>
          </text:list>
        </text:list-item>
        <text:list-item>
          <text:p text:style-name="P55">Sql injection wall of shame </text:p>
          <text:list>
            <text:list-item>
              <text:p text:style-name="P56">Fortnite <text:span text:style-name="T7">hadde en svakhet for cross-site injection </text:span></text:p>
            </text:list-item>
          </text:list>
        </text:list-item>
        <text:list-item>
          <text:p text:style-name="P57">Access Controll </text:p>
          <text:list>
            <text:list-item>
              <text:p text:style-name="P58">Man bør bare ha tilgang til det man må ha tilgang til </text:p>
            </text:list-item>
          </text:list>
        </text:list-item>
        <text:list-item>
          <text:p text:style-name="P59">Access controll: Hardware </text:p>
          <text:list>
            <text:list-item>
              <text:p text:style-name="P59">Om dete er en fysisk maskin i det data senter </text:p>
              <text:list>
                <text:list-item>
                  <text:p text:style-name="P59">Låser, kamera, alarmer...</text:p>
                </text:list-item>
              </text:list>
            </text:list-item>
            <text:list-item>
              <text:p text:style-name="P60">Om det er en VM på skyen</text:p>
              <text:list>
                <text:list-item>
                  <text:p text:style-name="P61">Det å klone maskinen er det samme som å stele det same som å ta harddisken </text:p>
                </text:list-item>
                <text:list-item>
                  <text:p text:style-name="P62">Uten kryptering er det ikke stort man kan gjøre.</text:p>
                </text:list-item>
              </text:list>
            </text:list-item>
          </text:list>
        </text:list-item>
        <text:list-item>
          <text:p text:style-name="P63">Acces controll OS</text:p>
          <text:list>
            <text:list-item>
              <text:p text:style-name="P64">f.eks brukere som kan aksessere filer på en maskin</text:p>
            </text:list-item>
          </text:list>
        </text:list-item>
        <text:list-item>
          <text:p text:style-name="P65">Også inne i databasen vil man gjerne også kunne styre hvem som får <text:span text:style-name="T8">styre noe </text:span></text:p>
          <text:list>
            <text:list-item>
              <text:p text:style-name="P66">Man kan deffinere kommandoer, og subsett av tabeller som noen kan få bruke </text:p>
            </text:list-item>
            <text:list-item>
              <text:p text:style-name="P67">Root er den som gir de andre priviliegiene. <text:span text:style-name="T9">(Root har alt «by default»)</text:span></text:p>
            </text:list-item>
            <text:list-item>
              <text:p text:style-name="P68">Slik at man kan slippe fulle drop-tabels, etc. </text:p>
            </text:list-item>
            <text:list-item>
              <text:p text:style-name="P69">Man kan ogsp begrense IP-addressene som en bruker kan angeripe fra.</text:p>
              <text:list>
                <text:list-item>
                  <text:p text:style-name="P70">Man kan også dele en del ting i egne tabeler(?) </text:p>
                </text:list-item>
              </text:list>
            </text:list-item>
          </text:list>
          <text:p text:style-name="P70"/>
        </text:list-item>
        <text:list-item>
          <text:p text:style-name="P71">Network access control </text:p>
        </text:list-item>
      </text:list>
      <text:p text:style-name="P4"/>
      <text:list xml:id="list92159240103068" text:continue-numbering="true" text:style-name="L1">
        <text:list-item>
          <text:p text:style-name="P72">I python </text:p>
          <text:list>
            <text:list-item>
              <text:p text:style-name="P73">Man må installere pymysql for å snakke med brukeren </text:p>
              <text:list>
                <text:list-item>
                  <text:p text:style-name="P73">Aldri, noensinne lag en lang streng som brukeren skal ha muligheten til å sende det in </text:p>
                </text:list-item>
              </text:list>
            </text:list-item>
            <text:list-item>
              <text:p text:style-name="P74"><text:soft-page-break/>Bruk heller strenger med %s i seg, med ekstra parametre som tas inn som et argument fra argument nummer 2</text:p>
            </text:list-item>
          </text:list>
        </text:list-item>
        <text:list-item>
          <text:p text:style-name="P75">Selv om man ikke kan gi hver bruker sin egen database kan man i det minste lage databaser som er litt mer separert</text:p>
        </text:list-item>
        <text:list-item>
          <text:p text:style-name="P76">Applicationen bør gjøre all fine-grained access controll </text:p>
        </text:list-item>
        <text:list-item>
          <text:p text:style-name="P77">Aldri vis feilmeldingene til brukerne, siden de kan utnytte dette </text:p>
        </text:list-item>
        <text:list-item>
          <text:p text:style-name="P78">Noen databaser kommer med default brukere og passord</text:p>
        </text:list-item>
        <text:list-item>
          <text:p text:style-name="P79"/>
        </text:list-item>
        <text:list-item>
          <text:p text:style-name="P79"/>
        </text:list-item>
        <text:list-item>
          <text:p text:style-name="P79"/>
        </text:list-item>
      </text:list>
      <text:p text:style-name="P5">Encrypting data at rest</text:p>
      <text:list xml:id="list92158589678806" text:continue-numbering="true" text:style-name="L1">
        <text:list-item>
          <text:p text:style-name="P79">På moderne maskiner er harddisken kryptert, men det beskytter ikke mot noen som kan bruke OS-et </text:p>
          <text:list>
            <text:list-item>
              <text:p text:style-name="P79">Vi må <text:span text:style-name="T10">kryptere data før det skrives til harddisken</text:span></text:p>
            </text:list-item>
            <text:list-item>
              <text:p text:style-name="P80">Kryptere dataen før den kommer til databasen</text:p>
            </text:list-item>
            <text:list-item>
              <text:p text:style-name="P80">Men man også kryptere dataen i applikasjonen selv </text:p>
              <text:list>
                <text:list-item>
                  <text:p text:style-name="P81">Men dette vil sørge for at alle forespørslene som er bassert på en eller annen struktur vil ikke kunne fungere lenger </text:p>
                </text:list-item>
                <text:list-item>
                  <text:p text:style-name="P81">Den kan ikke lenger gjøre alle disse smarte tingene.</text:p>
                </text:list-item>
                <text:list-item>
                  <text:p text:style-name="P82">Michrosoft <text:span text:style-name="T11">har noe for at man kan gjøre dette litt ved enkle applikasjoner </text:span></text:p>
                </text:list-item>
                <text:list-item>
                  <text:p text:style-name="P83">Krypter med maskinvare </text:p>
                  <text:list>
                    <text:list-item>
                      <text:p text:style-name="P84">Hardware security module </text:p>
                      <text:list>
                        <text:list-item>
                          <text:p text:style-name="P85">=&gt; Hverken applikasjonen eller <text:span text:style-name="T12">databasen kjenner til nøklene </text:span></text:p>
                        </text:list-item>
                        <text:list-item>
                          <text:p text:style-name="P86">Skal også ha <text:span text:style-name="T13">en sensor som sletter alt om noen prøver å åpne den </text:span></text:p>
                        </text:list-item>
                        <text:list-item>
                          <text:p text:style-name="P87">Om man har en veldig sårbar applikasjon </text:p>
                        </text:list-item>
                        <text:list-item>
                          <text:p text:style-name="P88">Man kan også ha cloud HSM hos Amazon, Google, Azu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7">Konklusjon </text:p>
      <text:list xml:id="list5285962861011132082" text:style-name="L2">
        <text:list-item>
          <text:p text:style-name="P89">Konfigurer alt ordentlig </text:p>
          <text:list>
            <text:list-item>
              <text:p text:style-name="P89">Skjekklister finnes på nettet </text:p>
            </text:list-item>
            <text:list-item>
              <text:p text:style-name="P89"/>
            </text:list-item>
          </text:list>
        </text:list-item>
      </text:list>
      <text:p text:style-name="P6"/>
      <text:p text:style-name="P6"/>
      <text:p text:style-name="P6"/>
      <text:p text:style-name="P8">Neste tema, <text:span text:style-name="T14">Lagring av passord</text:span></text:p>
      <text:list xml:id="list3024015445716891680" text:style-name="L3">
        <text:list-item>
          <text:p text:style-name="P90">Aldri lagre passord i klartekst </text:p>
        </text:list-item>
        <text:list-item>
          <text:p text:style-name="P91">Den gamle måten var å lagre en Hash av passordene MEN </text:p>
          <text:list>
            <text:list-item>
              <text:p text:style-name="P91">Nesten alle passord av lengde 8 kan hentes tilbake i under et minutt</text:p>
            </text:list-item>
          </text:list>
        </text:list-item>
        <text:list-item>
          <text:p text:style-name="P91">Klassisk</text:p>
        </text:list-item>
        <text:list-item>
          <text:p text:style-name="P91">Moderne måte</text:p>
          <text:list>
            <text:list-item>
              <text:p text:style-name="P91">Memory hard function </text:p>
              <text:list>
                <text:list-item>
                  <text:p text:style-name="P91">Det å bryte passord krever mye minne =&gt; GPU-er fungerer dårligere </text:p>
                </text:list-item>
              </text:list>
            </text:list-item>
          </text:list>
        </text:list-item>
        <text:list-item>
          <text:p text:style-name="P92">Bruk salt i passordene </text:p>
          <text:list>
            <text:list-item>
              <text:p text:style-name="P93">Flere hasher kan brytes samtidig <text:span text:style-name="T15">om man ikke bruker salt først </text:span></text:p>
            </text:list-item>
            <text:list-item>
              <text:p text:style-name="P94">Ellers kan man regne ut hasher av alt mulig i ordboken </text:p>
            </text:list-item>
          </text:list>
        </text:list-item>
        <text:list-item>
          <text:p text:style-name="P95">Grov regel </text:p>
          <text:list>
            <text:list-item>
              <text:p text:style-name="P96">2*minne =&gt; 4*tid til å bryte det </text:p>
            </text:list-item>
            <text:list-item>
              <text:p text:style-name="P97">Grunnleggende ide: Vi organiserer hashene i chains </text:p>
              <text:list>
                <text:list-item>
                  <text:p text:style-name="P98">Vi beholder bare det første og siste elementet </text:p>
                </text:list-item>
                <text:list-item>
                  <text:p text:style-name="P99"><text:soft-page-break/>Hash-&gt; reduce-&gt; Hash-&gt; ... </text:p>
                  <text:list>
                    <text:list-item>
                      <text:p text:style-name="P100">Man kan lage chains som er veldig lange </text:p>
                    </text:list-item>
                    <text:list-item>
                      <text:p text:style-name="P101">Vi tar og gjør det samme med passordet vi ser etter</text:p>
                      <text:list>
                        <text:list-item>
                          <text:p text:style-name="P101">Om <text:span text:style-name="T16">vi får rekkefølgen av hash-reduce rekken til å være lik en end of chain. </text:span></text:p>
                          <text:list>
                            <text:list-item>
                              <text:p text:style-name="P102">Men da kan vi begynne med den samme rekken fra starten av chainen vi begynte å matche på</text:p>
                            </text:list-item>
                            <text:list-item>
                              <text:p text:style-name="P103">Gjør det mulig <text:span text:style-name="T17">å bryte opp mange passord veldig fort </text:span></text:p>
                            </text:list-item>
                            <text:list-item>
                              <text:p text:style-name="P104">Men om tabellen blir veldig stor kan man få kollisjoner, som gjør ting tryggere </text:p>
                            </text:list-item>
                          </text:list>
                        </text:list-item>
                        <text:list-item>
                          <text:p text:style-name="P105">Rainbow tables bruker forskjellige reduksjons-funksjoner for hvert steg, som fikser kollisjons-probleme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6">Lagring av salt og iterations </text:p>
          <text:list>
            <text:list-item>
              <text:p text:style-name="P107">Vi vil at hver hash skal ha forskjellig salt </text:p>
            </text:list-item>
            <text:list-item>
              <text:p text:style-name="P107">Dette kan være <text:span text:style-name="T18">tilfeldig (Til en viss grad) </text:span></text:p>
              <text:list>
                <text:list-item>
                  <text:p text:style-name="P108">Man må lagre saltet på samme plass som passordet </text:p>
                </text:list-item>
              </text:list>
            </text:list-item>
          </text:list>
        </text:list-item>
        <text:list-item>
          <text:p text:style-name="P109">hmat </text:p>
          <text:list>
            <text:list-item>
              <text:p text:style-name="P110">hvordan man kombinerer en salt med en hash </text:p>
            </text:list-item>
            <text:list-item>
              <text:p text:style-name="P111">Eller en annen funksjon som fører inn en nøkkel til en hash </text:p>
            </text:list-item>
            <text:list-item>
              <text:p text:style-name="P112">Men kryptografiske hash-funksoner kan være langsomme </text:p>
            </text:list-item>
            <text:list-item>
              <text:p text:style-name="P113">En lett måte å få hackeren til å få hackeren til å få problemer er at man gjør hash-funksjonen flere ganger </text:p>
              <text:list>
                <text:list-item>
                  <text:p text:style-name="P113">Dette er også veldig vanskelig for GPU-er </text:p>
                </text:list-item>
              </text:list>
            </text:list-item>
          </text:list>
        </text:list-item>
        <text:list-item>
          <text:p text:style-name="P114">Salt er ikke nok </text:p>
        </text:list-item>
      </text:list>
      <text:p text:style-name="P9"/>
      <text:p text:style-name="P9"/>
      <text:p text:style-name="P10">Del 3 </text:p>
      <text:p text:style-name="P10"/>
      <text:list xml:id="list4739381361574399999" text:style-name="L4">
        <text:list-item>
          <text:p text:style-name="P115"><text:s/>Salt and iteration </text:p>
        </text:list-item>
        <text:list-item>
          <text:p text:style-name="P115">Memory hard hash functions </text:p>
          <text:list>
            <text:list-item>
              <text:p text:style-name="P116">Det man burde bruke, men som ikke alle kan bruke dette </text:p>
            </text:list-item>
            <text:list-item>
              <text:p text:style-name="P117">Fordi det er lett for en GPU å ha mange kjerner, men ikke lett å ha mye minne</text:p>
            </text:list-item>
            <text:list-item>
              <text:p text:style-name="P118">Man kjører i mange forskjellige steg </text:p>
              <text:list>
                <text:list-item>
                  <text:p text:style-name="P118">Og den bruker resultatene fra tidligere steg</text:p>
                </text:list-item>
                <text:list-item>
                  <text:p text:style-name="P118">De forskjellige stegene man trenger varierer også </text:p>
                  <text:list>
                    <text:list-item>
                      <text:p text:style-name="P118">Selv om man kan regne ut de gamle igjen fører det til at det går mye langsommere </text:p>
                    </text:list-item>
                  </text:list>
                </text:list-item>
                <text:list-item>
                  <text:p text:style-name="P119">Hvert år eller annenhvert bør man bytte parametrene for å hanskes med den raskere maskinvaren</text:p>
                </text:list-item>
              </text:list>
            </text:list-item>
          </text:list>
        </text:list-item>
        <text:list-item>
          <text:p text:style-name="P120">Michrosoft har fremdeles ikke salt i hashene sine </text:p>
        </text:list-item>
      </text:list>
      <text:p text:style-name="P11"/>
      <text:p text:style-name="P11"/>
      <text:p text:style-name="P13">Del 4</text:p>
      <text:p text:style-name="P12">Password Agreed Key</text:p>
      <text:list xml:id="list2274158095218017166" text:style-name="L5">
        <text:list-item>
          <text:p text:style-name="P121">SRP </text:p>
          <text:list>
            <text:list-item>
              <text:p text:style-name="P121">Secure Remote password protokoll </text:p>
              <text:list>
                <text:list-item>
                  <text:p text:style-name="P121">Password Agreed Key Exchanges </text:p>
                </text:list-item>
                <text:list-item>
                  <text:p text:style-name="P122">Vi skal implementere dette i øving 2</text:p>
                </text:list-item>
              </text:list>
            </text:list-item>
          </text:list>
        </text:list-item>
        <text:list-item>
          <text:p text:style-name="P123">SRP overview </text:p>
          <text:list>
            <text:list-item>
              <text:p text:style-name="P124">A: Spør om salt </text:p>
            </text:list-item>
            <text:list-item>
              <text:p text:style-name="P124"><text:soft-page-break/>B sender det tilbake </text:p>
            </text:list-item>
            <text:list-item>
              <text:p text:style-name="P124">Begge velger en privat verdi, med liten 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03:45.102172157</meta:creation-date>
    <meta:generator>LibreOffice/5.1.6.2$Linux_X86_64 LibreOffice_project/10m0$Build-2</meta:generator>
    <dc:date>2019-03-14T09:21:56.949726791</dc:date>
    <meta:editing-duration>PT19H11M50S</meta:editing-duration>
    <meta:editing-cycles>175</meta:editing-cycles>
    <meta:document-statistic meta:table-count="0" meta:image-count="0" meta:object-count="0" meta:page-count="5" meta:paragraph-count="168" meta:word-count="1495" meta:character-count="7709" meta:non-whitespace-character-count="6422"/>
  </office:meta>
</office:document-meta>
</file>